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AHPXMAI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HPYMAIN</text:p>
          </table:table-cell>
          <table:table-cell office:value-type="float" office:value="0.251227" calcext:value-type="float">
            <text:p>0.251227</text:p>
          </table:table-cell>
        </table:table-row>
        <table:table-row table:style-name="ro1">
          <table:table-cell office:value-type="string" calcext:value-type="string">
            <text:p>AHPZMAIN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TABIC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2-11-02T23:08:42.163909572</dc:date>
    <meta:generator>LibreOffice/7.4.2.3$Linux_X86_64 LibreOffice_project/40$Build-3</meta:generator>
    <meta:editing-cycles>24</meta:editing-cycles>
    <meta:editing-duration>PT17M54S</meta:editing-duration>
    <meta:document-statistic meta:table-count="8" meta:cell-count="1078" meta:object-count="0"/>
  </office:meta>
</office:document-meta>
</file>